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93" style:family="table-cell" style:parent-style-name="Default">
      <style:table-cell-properties fo:wrap-option="wrap" fo:border="0.74pt solid #000000"/>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8"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2"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3"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4"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6"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7"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8" style:family="table-cell" style:parent-style-name="Default">
      <style:table-cell-properties fo:background-color="#dee6ef" fo:border="0.74pt solid #000000"/>
      <style:text-properties fo:color="#c9211e"/>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8-04)'.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8-04)'.D8">
          <table:error-message table:message-type="stop" table:display="true"/>
        </table:content-validation>
      </table:content-validations>
      <table:table table:name="DATE (24-08-04)"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ce Expected</text:p>
          </table:table-cell>
          <table:table-cell office:value-type="string" calcext:value-type="string">
            <text:p>No. It’s a list of comments at the top that include a list of consent to use the map in Alchemy League only and no other tournaments until the end of the League Season 4. Check STND-004 for all the comments that shall be included.</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th 7 players, no trees or hills were present where they were on other configurations. Consider using map size conditionals instead of based on number of players?</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There is a lot of code for ATTR_TERRAIN_ID examples. Why is this here – is it left over from another script or is there a specific reason? Let me know and if there is a reason for you to have it in this map, request an exception and I’ll evaluate it. If not, it would be best to remove that code from this map script. For example, I was able to place stone walls on the shallows (although not the beaches). This is out of compliance with STND-002.</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ll elevation work properly with odd number of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gold piles on each side of the valley. Sometimes one player would have more gold in the valley (away from the river) than the other.</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office:value-type="string" calcext:value-type="string">
            <text:p>Yes but change if 2 team game / else to – if low resources</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1" calcext:value-type="float" table:number-columns-spanned="2" table:number-rows-spanned="1">
            <text:p>1</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6" calcext:value-type="float" table:number-columns-spanned="2" table:number-rows-spanned="1">
            <text:p>6</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5" calcext:value-type="float" table:number-columns-spanned="2" table:number-rows-spanned="1">
            <text:p>5</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0" calcext:value-type="float" table:number-columns-spanned="2" table:number-rows-spanned="1">
            <text:p>30</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8-04)'.F71:'DATE (24-08-04)'.F71 'DATE (24-08-04)'.D71:'DATE (24-08-04)'.D71 'DATE (24-08-04)'.D69:'DATE (24-08-04)'.D69 'DATE (24-08-04)'.F69:'DATE (24-08-04)'.F69 'DATE (24-08-04)'.D67:'DATE (24-08-04)'.D67 'DATE (24-08-04)'.F67:'DATE (24-08-04)'.F67 'DATE (24-08-04)'.D65:'DATE (24-08-04)'.D65 'DATE (24-08-04)'.F65:'DATE (24-08-04)'.F65 'DATE (24-08-04)'.D56:'DATE (24-08-04)'.D63 'DATE (24-08-04)'.F56:'DATE (24-08-04)'.F63 'DATE (24-08-04)'.D52:'DATE (24-08-04)'.D54 'DATE (24-08-04)'.F52:'DATE (24-08-04)'.F54 'DATE (24-08-04)'.D49:'DATE (24-08-04)'.D50 'DATE (24-08-04)'.F49:'DATE (24-08-04)'.F50 'DATE (24-08-04)'.D47:'DATE (24-08-04)'.D47 'DATE (24-08-04)'.F47:'DATE (24-08-04)'.F47 'DATE (24-08-04)'.D42:'DATE (24-08-04)'.D45 'DATE (24-08-04)'.F42:'DATE (24-08-04)'.F45 'DATE (24-08-04)'.D37:'DATE (24-08-04)'.D40 'DATE (24-08-04)'.F37:'DATE (24-08-04)'.F40 'DATE (24-08-04)'.D35:'DATE (24-08-04)'.D35 'DATE (24-08-04)'.F35:'DATE (24-08-04)'.F35 'DATE (24-08-04)'.D31:'DATE (24-08-04)'.D33 'DATE (24-08-04)'.F31:'DATE (24-08-04)'.F33 'DATE (24-08-04)'.D8:'DATE (24-08-04)'.D28 'DATE (24-08-04)'.F8:'DATE (24-08-04)'.F28">
            <calcext:condition calcext:apply-style-name="Red Fill" calcext:value="=&quot;Non-Compliant&quot;" calcext:base-cell-address="'DATE (24-08-04)'.D8"/>
            <calcext:condition calcext:apply-style-name="Orange Fill" calcext:value="=&quot;Exception Rejected&quot;" calcext:base-cell-address="'DATE (24-08-04)'.D8"/>
            <calcext:condition calcext:apply-style-name="Light Green Fill" calcext:value="=&quot;Compliance Expected&quot;" calcext:base-cell-address="'DATE (24-08-04)'.D8"/>
            <calcext:condition calcext:apply-style-name="Dark Green Fill" calcext:value="=&quot;Exception Granted&quot;" calcext:base-cell-address="'DATE (24-08-04)'.D8"/>
            <calcext:condition calcext:apply-style-name="Emerald Fill" calcext:value="=&quot;Compliant&quot;" calcext:base-cell-address="'DATE (24-08-04)'.D8"/>
            <calcext:condition calcext:apply-style-name="Note" calcext:value="=&quot;Not-Applicable&quot;" calcext:base-cell-address="'DATE (24-08-04)'.D8"/>
            <calcext:condition calcext:apply-style-name="Yellow Fill" calcext:value="=&quot;Exception Requested&quot;" calcext:base-cell-address="'DATE (24-08-04)'.D8"/>
          </calcext:conditional-format>
        </calcext:conditional-formats>
      </table:table>
      <table:table table:name="DATE (24-08-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12"/>
        <table:table-column table:style-name="co5" table:default-cell-style-name="ce53"/>
        <table:table-column table:style-name="co6" table:default-cell-style-name="ce115"/>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113" table:content-validation-name="val1"/>
          <table:table-cell table:style-name="ce68"/>
          <table:table-cell table:style-name="ce116"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14" table:content-validation-name="val1"/>
          <table:table-cell table:style-name="ce73"/>
          <table:table-cell table:style-name="ce117"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113" table:content-validation-name="val1"/>
          <table:table-cell table:style-name="ce68"/>
          <table:table-cell table:style-name="ce116"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4" table:content-validation-name="val1"/>
          <table:table-cell table:style-name="ce73"/>
          <table:table-cell table:style-name="ce117"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t</text:p>
          </table:table-cell>
          <table:table-cell office:value-type="string" calcext:value-type="string">
            <text:p>This is good now.</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With 7 players, no trees or hills were present where they were on other configurations. Consider using map size conditionals instead of based on number of players? – NOTE ADDED: This is also the case for 3 and 5 players on the map. The map is technically playable, but is not in the same condition as for even-player games. The forests need to be added.</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style-name="ce118" office:value-type="string" calcext:value-type="string">
            <text:p>The shallows being buildable are fine. The component spec will be revised so the players are aware.</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Will elevation work properly with odd number of players? This is less of a concern since all the terrain would be flat but still check it when you revise the forests for odd-number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Check gold piles on each side of the valley. Sometimes one player would have more gold in the valley (away from the river) than the other. In some cases it’s not significant, but in some, it was a major difference (five piles of gold vs three)</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table:style-name="ce118" office:value-type="string" calcext:value-type="string">
            <text:p>Yes but change if 2 team game / else to – if low resources. Remove ‘else’ – the command is supposed to be triggered if low resources IS set.</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5" calcext:value-type="float" table:number-columns-spanned="2" table:number-rows-spanned="1">
            <text:p>5</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6" calcext:value-type="float" table:number-columns-spanned="2" table:number-rows-spanned="1">
            <text:p>6</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1" calcext:value-type="float" table:number-columns-spanned="2" table:number-rows-spanned="1">
            <text:p>31</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8-29)'.F71:'DATE (24-08-29)'.F71 'DATE (24-08-29)'.D71:'DATE (24-08-29)'.D71 'DATE (24-08-29)'.D69:'DATE (24-08-29)'.D69 'DATE (24-08-29)'.F69:'DATE (24-08-29)'.F69 'DATE (24-08-29)'.D67:'DATE (24-08-29)'.D67 'DATE (24-08-29)'.F67:'DATE (24-08-29)'.F67 'DATE (24-08-29)'.D65:'DATE (24-08-29)'.D65 'DATE (24-08-29)'.F65:'DATE (24-08-29)'.F65 'DATE (24-08-29)'.D56:'DATE (24-08-29)'.D63 'DATE (24-08-29)'.F56:'DATE (24-08-29)'.F63 'DATE (24-08-29)'.D52:'DATE (24-08-29)'.D54 'DATE (24-08-29)'.F52:'DATE (24-08-29)'.F54 'DATE (24-08-29)'.D49:'DATE (24-08-29)'.D50 'DATE (24-08-29)'.F49:'DATE (24-08-29)'.F50 'DATE (24-08-29)'.D47:'DATE (24-08-29)'.D47 'DATE (24-08-29)'.F47:'DATE (24-08-29)'.F47 'DATE (24-08-29)'.D42:'DATE (24-08-29)'.D45 'DATE (24-08-29)'.F42:'DATE (24-08-29)'.F45 'DATE (24-08-29)'.D37:'DATE (24-08-29)'.D40 'DATE (24-08-29)'.F37:'DATE (24-08-29)'.F40 'DATE (24-08-29)'.D35:'DATE (24-08-29)'.D35 'DATE (24-08-29)'.F35:'DATE (24-08-29)'.F35 'DATE (24-08-29)'.D31:'DATE (24-08-29)'.D33 'DATE (24-08-29)'.F31:'DATE (24-08-29)'.F33 'DATE (24-08-29)'.D8:'DATE (24-08-29)'.D28 'DATE (24-08-29)'.F8:'DATE (24-08-29)'.F28">
            <calcext:condition calcext:apply-style-name="Red Fill" calcext:value="=&quot;Non-Compliant&quot;" calcext:base-cell-address="'DATE (24-08-29)'.D8"/>
            <calcext:condition calcext:apply-style-name="Orange Fill" calcext:value="=&quot;Exception Rejected&quot;" calcext:base-cell-address="'DATE (24-08-29)'.D8"/>
            <calcext:condition calcext:apply-style-name="Light Green Fill" calcext:value="=&quot;Compliance Expected&quot;" calcext:base-cell-address="'DATE (24-08-29)'.D8"/>
            <calcext:condition calcext:apply-style-name="Dark Green Fill" calcext:value="=&quot;Exception Granted&quot;" calcext:base-cell-address="'DATE (24-08-29)'.D8"/>
            <calcext:condition calcext:apply-style-name="Emerald Fill" calcext:value="=&quot;Compliant&quot;" calcext:base-cell-address="'DATE (24-08-29)'.D8"/>
            <calcext:condition calcext:apply-style-name="Note" calcext:value="=&quot;Not-Applicable&quot;" calcext:base-cell-address="'DATE (24-08-29)'.D8"/>
            <calcext:condition calcext:apply-style-name="Yellow Fill" calcext:value="=&quot;Exception Requested&quot;" calcext:base-cell-address="'DATE (24-08-29)'.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29T18:45:21.087000000</dc:date>
    <meta:editing-duration>P2DT16H12M14S</meta:editing-duration>
    <meta:editing-cycles>180</meta:editing-cycles>
    <meta:generator>LibreOffice/24.2.5.2$Windows_X86_64 LibreOffice_project/bffef4ea93e59bebbeaf7f431bb02b1a39ee8a59</meta:generator>
    <meta:document-statistic meta:table-count="2" meta:cell-count="498" meta:object-count="0"/>
  </office:meta>
</office:document-meta>
</file>